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Bold" svg:font-family="Georgia-Bold"/>
    <style:font-face style:name="HelveticaNeue" svg:font-family="HelveticaNeu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cm" fo:margin-bottom="0cm" style:contextual-spacing="false" fo:line-height="120%" fo:text-align="start" style:justify-single-word="false" fo:orphans="2" fo:widows="2" fo:text-indent="0cm" style:auto-text-indent="false"/>
    </style:style>
    <style:style style:name="P2" style:family="paragraph" style:parent-style-name="Standard" style:master-page-name="PM2">
      <style:paragraph-properties fo:margin-left="0cm" fo:margin-right="0cm" fo:margin-top="0cm" fo:margin-bottom="0cm" style:contextual-spacing="false" fo:line-height="120%" fo:text-align="start" style:justify-single-word="false" fo:orphans="2" fo:widows="2" fo:text-indent="0cm" style:auto-text-indent="false" style:page-number="auto"/>
    </style:style>
    <style:style style:name="P3" style:family="paragraph" style:parent-style-name="Standard">
      <style:paragraph-properties fo:margin-left="0cm" fo:margin-right="0cm" fo:margin-top="0cm" fo:margin-bottom="0cm" style:contextual-spacing="false" fo:line-height="120%" fo:text-align="start" style:justify-single-word="false" fo:orphans="2" fo:widows="2" fo:text-indent="0cm" style:auto-text-indent="false"/>
    </style:style>
    <style:style style:name="P4" style:family="paragraph" style:parent-style-name="Standard" style:list-style-name="L10">
      <style:paragraph-properties fo:margin-left="0cm" fo:margin-right="0cm" fo:margin-top="0cm" fo:margin-bottom="0cm" style:contextual-spacing="false" fo:line-height="120%" fo:text-align="start" style:justify-single-word="false" fo:orphans="2" fo:widows="2" fo:text-indent="0cm" style:auto-text-indent="false"/>
    </style:style>
    <style:style style:name="P5" style:family="paragraph" style:parent-style-name="Standard">
      <style:paragraph-properties fo:margin-left="0cm" fo:margin-right="0cm" fo:margin-top="0cm" fo:margin-bottom="0cm" style:contextual-spacing="false" fo:line-height="120%" fo:text-align="start" style:justify-single-word="false" fo:orphans="2" fo:widows="2" fo:text-indent="0cm" style:auto-text-indent="false"/>
      <style:text-properties fo:color="#000000" loext:opacity="100%" style:font-name="HelveticaNeue" fo:font-size="13pt" style:font-name-asian="HelveticaNeue" style:font-size-asian="13pt" style:font-name-complex="HelveticaNeue" style:font-size-complex="13pt"/>
    </style:style>
    <style:style style:name="P6" style:family="paragraph" style:parent-style-name="Standard" style:list-style-name="L2">
      <style:paragraph-properties fo:margin-left="0cm" fo:margin-right="0cm" fo:margin-top="0cm" fo:margin-bottom="0cm" style:contextual-spacing="false" fo:line-height="120%" fo:text-align="start" style:justify-single-word="false" fo:orphans="2" fo:widows="2" fo:text-indent="0cm" style:auto-text-indent="false"/>
      <style:text-properties fo:color="#000000" loext:opacity="100%" style:font-name="HelveticaNeue" fo:font-size="13pt" style:font-name-asian="HelveticaNeue" style:font-size-asian="13pt" style:font-name-complex="HelveticaNeue" style:font-size-complex="13pt"/>
    </style:style>
    <style:style style:name="P7" style:family="paragraph" style:parent-style-name="Standard" style:list-style-name="L4">
      <style:paragraph-properties fo:margin-left="0cm" fo:margin-right="0cm" fo:margin-top="0cm" fo:margin-bottom="0cm" style:contextual-spacing="false" fo:line-height="120%" fo:text-align="start" style:justify-single-word="false" fo:orphans="2" fo:widows="2" fo:text-indent="0cm" style:auto-text-indent="false"/>
      <style:text-properties fo:color="#000000" loext:opacity="100%" style:font-name="HelveticaNeue" fo:font-size="13pt" style:font-name-asian="HelveticaNeue" style:font-size-asian="13pt" style:font-name-complex="HelveticaNeue" style:font-size-complex="13pt"/>
    </style:style>
    <style:style style:name="P8" style:family="paragraph" style:parent-style-name="Standard" style:list-style-name="L6">
      <style:paragraph-properties fo:margin-left="0cm" fo:margin-right="0cm" fo:margin-top="0cm" fo:margin-bottom="0cm" style:contextual-spacing="false" fo:line-height="120%" fo:text-align="start" style:justify-single-word="false" fo:orphans="2" fo:widows="2" fo:text-indent="0cm" style:auto-text-indent="false"/>
      <style:text-properties fo:color="#000000" loext:opacity="100%" style:font-name="HelveticaNeue" fo:font-size="13pt" style:font-name-asian="HelveticaNeue" style:font-size-asian="13pt" style:font-name-complex="HelveticaNeue" style:font-size-complex="13pt"/>
    </style:style>
    <style:style style:name="P9" style:family="paragraph" style:parent-style-name="Standard" style:list-style-name="L8">
      <style:paragraph-properties fo:margin-left="0cm" fo:margin-right="0cm" fo:margin-top="0cm" fo:margin-bottom="0cm" style:contextual-spacing="false" fo:line-height="120%" fo:text-align="start" style:justify-single-word="false" fo:orphans="2" fo:widows="2" fo:text-indent="0cm" style:auto-text-indent="false"/>
      <style:text-properties fo:color="#000000" loext:opacity="100%" style:font-name="HelveticaNeue" fo:font-size="13pt" style:font-name-asian="HelveticaNeue" style:font-size-asian="13pt" style:font-name-complex="HelveticaNeue" style:font-size-complex="13pt"/>
    </style:style>
    <style:style style:name="P10" style:family="paragraph" style:parent-style-name="Standard" style:list-style-name="L10">
      <style:paragraph-properties fo:margin-left="0cm" fo:margin-right="0cm" fo:margin-top="0cm" fo:margin-bottom="0cm" style:contextual-spacing="false" fo:line-height="120%" fo:text-align="start" style:justify-single-word="false" fo:orphans="2" fo:widows="2" fo:text-indent="0cm" style:auto-text-indent="false"/>
      <style:text-properties fo:color="#000000" loext:opacity="100%" style:font-name="HelveticaNeue" fo:font-size="13pt" style:font-name-asian="HelveticaNeue" style:font-size-asian="13pt" style:font-name-complex="HelveticaNeue" style:font-size-complex="13pt"/>
    </style:style>
    <style:style style:name="P11" style:family="paragraph" style:parent-style-name="Standard" style:list-style-name="L10">
      <style:paragraph-properties fo:margin-left="0cm" fo:margin-right="0cm" fo:margin-top="0cm" fo:margin-bottom="0cm" style:contextual-spacing="false" fo:line-height="120%" fo:text-align="start" style:justify-single-word="false" fo:orphans="2" fo:widows="2" fo:text-indent="0cm" style:auto-text-indent="false"/>
      <style:text-properties fo:color="#000000" loext:opacity="100%" style:font-name="HelveticaNeue" fo:font-size="13pt" officeooo:rsid="000a5bf2" officeooo:paragraph-rsid="000a5bf2" style:font-name-asian="HelveticaNeue" style:font-size-asian="13pt" style:font-name-complex="HelveticaNeue" style:font-size-complex="13pt"/>
    </style:style>
    <style:style style:name="P12" style:family="paragraph" style:parent-style-name="Standard" style:list-style-name="L1">
      <style:paragraph-properties fo:margin-left="0cm" fo:margin-right="0cm" fo:margin-top="0cm" fo:margin-bottom="0cm" style:contextual-spacing="false" fo:line-height="120%" fo:text-align="start" style:justify-single-word="false" fo:orphans="2" fo:widows="2" fo:text-indent="0cm" style:auto-text-indent="false"/>
      <style:text-properties fo:color="#000000" loext:opacity="100%" style:font-name="HelveticaNeue" fo:font-size="13pt" fo:font-weight="bold" style:font-name-asian="HelveticaNeue" style:font-size-asian="13pt" style:font-weight-asian="bold" style:font-name-complex="HelveticaNeue" style:font-size-complex="13pt" style:font-weight-complex="bold"/>
    </style:style>
    <style:style style:name="P13" style:family="paragraph" style:parent-style-name="Standard" style:list-style-name="L3">
      <style:paragraph-properties fo:margin-left="0cm" fo:margin-right="0cm" fo:margin-top="0cm" fo:margin-bottom="0cm" style:contextual-spacing="false" fo:line-height="120%" fo:text-align="start" style:justify-single-word="false" fo:orphans="2" fo:widows="2" fo:text-indent="0cm" style:auto-text-indent="false"/>
      <style:text-properties fo:color="#000000" loext:opacity="100%" style:font-name="HelveticaNeue" fo:font-size="13pt" fo:font-weight="bold" style:font-name-asian="HelveticaNeue" style:font-size-asian="13pt" style:font-weight-asian="bold" style:font-name-complex="HelveticaNeue" style:font-size-complex="13pt" style:font-weight-complex="bold"/>
    </style:style>
    <style:style style:name="P14" style:family="paragraph" style:parent-style-name="Standard" style:list-style-name="L5">
      <style:paragraph-properties fo:margin-left="0cm" fo:margin-right="0cm" fo:margin-top="0cm" fo:margin-bottom="0cm" style:contextual-spacing="false" fo:line-height="120%" fo:text-align="start" style:justify-single-word="false" fo:orphans="2" fo:widows="2" fo:text-indent="0cm" style:auto-text-indent="false"/>
      <style:text-properties fo:color="#000000" loext:opacity="100%" style:font-name="HelveticaNeue" fo:font-size="13pt" fo:font-weight="bold" style:font-name-asian="HelveticaNeue" style:font-size-asian="13pt" style:font-weight-asian="bold" style:font-name-complex="HelveticaNeue" style:font-size-complex="13pt" style:font-weight-complex="bold"/>
    </style:style>
    <style:style style:name="P15" style:family="paragraph" style:parent-style-name="Standard" style:list-style-name="L7">
      <style:paragraph-properties fo:margin-left="0cm" fo:margin-right="0cm" fo:margin-top="0cm" fo:margin-bottom="0cm" style:contextual-spacing="false" fo:line-height="120%" fo:text-align="start" style:justify-single-word="false" fo:orphans="2" fo:widows="2" fo:text-indent="0cm" style:auto-text-indent="false"/>
      <style:text-properties fo:color="#000000" loext:opacity="100%" style:font-name="HelveticaNeue" fo:font-size="13pt" fo:font-weight="bold" style:font-name-asian="HelveticaNeue" style:font-size-asian="13pt" style:font-weight-asian="bold" style:font-name-complex="HelveticaNeue" style:font-size-complex="13pt" style:font-weight-complex="bold"/>
    </style:style>
    <style:style style:name="P16" style:family="paragraph" style:parent-style-name="Standard" style:list-style-name="L9">
      <style:paragraph-properties fo:margin-left="0cm" fo:margin-right="0cm" fo:margin-top="0cm" fo:margin-bottom="0cm" style:contextual-spacing="false" fo:line-height="120%" fo:text-align="start" style:justify-single-word="false" fo:orphans="2" fo:widows="2" fo:text-indent="0cm" style:auto-text-indent="false"/>
      <style:text-properties fo:color="#000000" loext:opacity="100%" style:font-name="HelveticaNeue" fo:font-size="13pt" fo:font-weight="bold" style:font-name-asian="HelveticaNeue" style:font-size-asian="13pt" style:font-weight-asian="bold" style:font-name-complex="HelveticaNeue" style:font-size-complex="13pt" style:font-weight-complex="bold"/>
    </style:style>
    <style:style style:name="T1" style:family="text">
      <style:text-properties fo:color="#000000" loext:opacity="100%" style:font-name="Georgia-Bold" fo:font-size="20pt" fo:font-weight="bold" style:font-name-asian="Georgia-Bold" style:font-size-asian="20pt" style:font-weight-asian="bold" style:font-name-complex="Georgia-Bold" style:font-size-complex="20pt" style:font-weight-complex="bold"/>
    </style:style>
    <style:style style:name="T2" style:family="text">
      <style:text-properties fo:color="#000000" loext:opacity="100%" style:font-name="HelveticaNeue" fo:font-size="13pt" style:font-name-asian="HelveticaNeue" style:font-size-asian="13pt" style:font-name-complex="HelveticaNeue" style:font-size-complex="13pt"/>
    </style:style>
    <style:style style:name="T3" style:family="text">
      <style:text-properties fo:color="#000000" loext:opacity="100%" style:font-name="HelveticaNeue" fo:font-size="13pt" fo:font-weight="bold" style:font-name-asian="HelveticaNeue" style:font-size-asian="13pt" style:font-weight-asian="bold" style:font-name-complex="HelveticaNeue" style:font-size-complex="13pt" style:font-weight-complex="bold"/>
    </style:style>
    <text:list-style style:name="L1">
      <text:list-level-style-number text:level="1" text:style-name="Numbering_5f_Symbols" loext:num-list-format="%1%." style:num-suffix="." style:num-format="1">
        <style:list-level-properties text:min-label-width="0.534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5f_Symbols" loext:num-list-format="%1%" text:bullet-char="">
        <style:list-level-properties text:min-label-width="0.568cm"/>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5f_Symbols" loext:num-list-format="%1%." style:num-suffix="." style:num-format="1">
        <style:list-level-properties text:min-label-width="0.534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5f_Symbols" loext:num-list-format="%1%" text:bullet-char="">
        <style:list-level-properties text:min-label-width="0.568cm"/>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5f_Symbols" loext:num-list-format="%1%." style:num-suffix="." style:num-format="1">
        <style:list-level-properties text:min-label-width="0.534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5f_Symbols" loext:num-list-format="%1%" text:bullet-char="">
        <style:list-level-properties text:min-label-width="0.568cm"/>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5f_Symbols" loext:num-list-format="%1%." style:num-suffix="." style:num-format="1">
        <style:list-level-properties text:min-label-width="0.534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5f_Symbols" loext:num-list-format="%1%" text:bullet-char="">
        <style:list-level-properties text:min-label-width="0.568cm"/>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5f_Symbols" loext:num-list-format="%1%." style:num-suffix="." style:num-format="1">
        <style:list-level-properties text:min-label-width="0.534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5f_Symbols" loext:num-list-format="%1%" text:bullet-char="">
        <style:list-level-properties text:min-label-width="0.568cm"/>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p>
      <text:p text:style-name="P1"><text:span text:style-name="T1">Solid Design Principles in Angular</text:span><text:span text:style-name="T1"> By Pradip</text:span><text:span text:style-name="T1">:</text:span></text:p>
      <text:p text:style-name="P1"/>
      <text:p text:style-name="P1"><text:span text:style-name="T2">[Notes Source] - </text:span><text:a xlink:type="simple" xlink:href="https://sheldonrcohen.medium.com/applying-solid-principles-to-angular-with-examples-fec460ffa541" text:style-name="Internet_20_link" text:visited-style-name="Visited_20_Internet_20_Link">https://sheldonrcohen.medium.com/applying-solid-principles-to-angular-with-examples-fec460ffa541</text:a></text:p>
      <text:p text:style-name="P1"/>
      <text:p text:style-name="P5">SOLID principles are a set of guidelines for writing clean, maintainable, and reusable code.</text:p>
      <text:p text:style-name="P1"/>
      <text:p text:style-name="P5">S - Single Responsibility Principle.</text:p>
      <text:p text:style-name="P5">O - Open / Closed Principle.</text:p>
      <text:p text:style-name="P5">L - Liskov Substitution Principle.</text:p>
      <text:p text:style-name="P5">I - Interface Segregation Principle.</text:p>
      <text:p text:style-name="P5">D - Dependency Inversion Principle.</text:p>
      <text:p text:style-name="P1"/>
      <text:list text:style-name="L1">
        <text:list-item>
          <text:p text:style-name="P12">Single Responsibility:</text:p>
        </text:list-item>
      </text:list>
      <text:list text:style-name="L2">
        <text:list-item>
          <text:p text:style-name="P6">The Single Responsibility Principle (SRP) is a fundamental principle of software engineering which states that a class or module should have only one reason to change.</text:p>
        </text:list-item>
        <text:list-item>
          <text:p text:style-name="P6">In other words, it should have only one responsibility. Violating this principle can lead to code that is difficult to maintain and understand.</text:p>
        </text:list-item>
      </text:list>
      <text:p text:style-name="P1"/>
      <text:list text:style-name="L3">
        <text:list-item>
          <text:p text:style-name="P13">Open/Closed Principle</text:p>
        </text:list-item>
      </text:list>
      <text:list text:style-name="L4">
        <text:list-item>
          <text:p text:style-name="P7">The Open/Closed Principle states that software entities (classes, modules, functions, etc.) should be open for extension but closed for modification.</text:p>
        </text:list-item>
        <text:list-item>
          <text:p text:style-name="P7">In other words, we should be able to add new functionality without modifying existing code.</text:p>
        </text:list-item>
        <text:list-item>
          <text:p text:style-name="P7">This principle helps in reducing code coupling, improving code scalability, and making the code more reusable.</text:p>
        </text:list-item>
        <text:list-item>
          <text:p text:style-name="P7">OCP can be applied using inheritance and interfaces. For example, we can create a base component or service that contains common functionality and then create child components or services that inherit from the base component or service.</text:p>
        </text:list-item>
        <text:list-item>
          <text:p text:style-name="P7">We can also create interfaces for components or services that define a set of methods or properties that must be implemented.</text:p>
        </text:list-item>
      </text:list>
      <text:p text:style-name="P1"/>
      <text:list text:style-name="L5">
        <text:list-item>
          <text:p text:style-name="P14">Liskov Substitution Principle</text:p>
        </text:list-item>
      </text:list>
      <text:list text:style-name="L6">
        <text:list-item>
          <text:p text:style-name="P8"><text:soft-page-break/>The Liskov Substitution Principle (LSP) is a fundamental concept in software engineering that is essential for designing and implementing maintainable and extensible systems.</text:p>
        </text:list-item>
        <text:list-item>
          <text:p text:style-name="P8">LSP states that objects of a superclass should be replaceable with objects of its subclasses without affecting the correctness of the program. </text:p>
        </text:list-item>
        <text:list-item>
          <text:p text:style-name="P8"> Violating the LSP can lead to unexpected behavior and bugs.</text:p>
        </text:list-item>
      </text:list>
      <text:p text:style-name="P1"/>
      <text:list text:style-name="L7">
        <text:list-item>
          <text:p text:style-name="P15">Interface Segregation Principle</text:p>
        </text:list-item>
      </text:list>
      <text:list text:style-name="L8">
        <text:list-item>
          <text:p text:style-name="P9">The Interface Segregation Principle (ISP) is a software development principle that states that a software component should not be forced to depend on interfaces that it does not use.</text:p>
        </text:list-item>
        <text:list-item>
          <text:p text:style-name="P9"> In other words, clients should not be forced to depend on methods they do not use. This principle helps to reduce coupling between components and makes code more modular, flexible, and maintainable.</text:p>
        </text:list-item>
        <text:list-item>
          <text:p text:style-name="P9">ISP can be violated when a component has a dependency on a service that provides more methods than the component needs.</text:p>
        </text:list-item>
        <text:list-item>
          <text:p text:style-name="P9">This can lead to unnecessary coupling between the component and the service, making it difficult to modify either component without affecting the other.</text:p>
        </text:list-item>
        <text:list-item>
          <text:p text:style-name="P9">Additionally, it can cause performance issues as the component may be forced to load unnecessary methods from the service.</text:p>
        </text:list-item>
        <text:list-item>
          <text:p text:style-name="P9">The Interface Segregation Principle (ISP) is an important software development principle that helps to reduce coupling between components and makes code more modular, flexible, and maintainable. Violating ISP can lead to unnecessary coupling and performance issues. To fix this, we can create new interfaces that include only the methods needed by a component and have services implement these interfaces instead of larger interfaces. This can help to improve code quality, reduce coupling, and improve performance.</text:p>
        </text:list-item>
      </text:list>
      <text:p text:style-name="P1"/>
      <text:list text:style-name="L9">
        <text:list-item>
          <text:p text:style-name="P16">Dependency Inversion Principles</text:p>
        </text:list-item>
      </text:list>
      <text:list text:style-name="L10">
        <text:list-item>
          <text:p text:style-name="P10">Dependency Inversion Principle (DIP) is an important principle of object-oriented design. </text:p>
        </text:list-item>
        <text:list-item>
          <text:p text:style-name="P10">It suggests that high-level modules should not depend on low-level modules, but both should depend on abstractions.</text:p>
        </text:list-item>
        <text:list-item>
          <text:p text:style-name="P10">The abstractions should not depend on the details, but the details should depend on the abstractions.</text:p>
        </text:list-item>
        <text:list-item>
          <text:p text:style-name="P10">This principle promotes loose coupling and high cohesion in software systems.</text:p>
        </text:list-item>
        <text:list-item>
          <text:p text:style-name="P11"><text:soft-page-break/>*need to install angular dev tool extension on chrome.</text:p>
        </text:list-item>
        <text:list-item>
          <text:p text:style-name="P11"/>
        </text:list-item>
        <text:list-item>
          <text:p text:style-name="P4"/>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Bold" svg:font-family="Georgia-Bold"/>
    <style:font-face style:name="HelveticaNeue" svg:font-family="HelveticaNeu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Numbering_5f_Symbols" style:display-name="Numbering_Symbols" style:family="text"/>
    <style:style style:name="Bullet_5f_Symbols" style:display-name="Bullet_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master-page style:name="Endnote"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1-31T22:40:25.834000000</dc:date>
    <meta:editing-duration>PT6H30M21S</meta:editing-duration>
    <meta:editing-cycles>1</meta:editing-cycles>
    <meta:document-statistic meta:table-count="0" meta:image-count="0" meta:object-count="0" meta:page-count="3" meta:paragraph-count="36" meta:word-count="568" meta:character-count="3710" meta:non-whitespace-character-count="3200"/>
  </office:meta>
</office:document-meta>
</file>